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trieveMarker.cloneFromMarker( Marker mark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RetrieveMarker.bind( PropertyList p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trieveMarker.bindMarker( Marker mark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RetrieveMarker.createPropertyListFor( FObj fo , PropertyLis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trieveMarker.AbstractRetrieveMarker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trieveMarker.cloneSingleNode( FONode child , FONode newParent , Marker marker , PropertyList parentPropertyLi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RetrieveMarker.cloneSubtree( Iterator parentIter , FONode newParent , Marker marker , PropertyList parentProperty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RetrieveMarker.getRetrieve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trieveMarker.validateChildNode( Locator loc , String ns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